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id="id1" draw:layer="layout" svg:width="6.35cm" svg:height="1.905cm" svg:x="4.81cm" svg:y="1cm">
          <text:p text:style-name="P1">Apply Node</text:p>
        </draw:rect>
        <draw:rect draw:style-name="gr1" draw:text-style-name="P2" draw:id="id2" draw:layer="layout" svg:width="3.81cm" svg:height="1.705cm" svg:x="13.7cm" svg:y="1.1cm">
          <text:p text:style-name="P1">Op</text:p>
        </draw:rect>
        <draw:rect draw:style-name="gr1" draw:text-style-name="P2" draw:id="id3" draw:layer="layout" svg:width="3.81cm" svg:height="1.27cm" svg:x="9.255cm" svg:y="4.175cm">
          <text:p text:style-name="P1">Inputs</text:p>
        </draw:rect>
        <draw:rect draw:style-name="gr1" draw:text-style-name="P2" draw:id="id4" draw:layer="layout" svg:width="3.81cm" svg:height="1.27cm" svg:x="2.905cm" svg:y="4.175cm">
          <text:p text:style-name="P1">Outputs</text:p>
        </draw:rect>
        <draw:connector draw:style-name="gr2" draw:text-style-name="P2" draw:layer="layout" svg:x1="11.16cm" svg:y1="1.952cm" svg:x2="13.7cm" svg:y2="1.952cm" draw:start-shape="id1" draw:start-glue-point="1" draw:end-shape="id2" draw:end-glue-point="3" svg:d="m11160 1952h2540">
          <text:p/>
        </draw:connector>
        <draw:connector draw:style-name="gr3" draw:text-style-name="P2" draw:layer="layout" svg:x1="7.985cm" svg:y1="2.905cm" svg:x2="9.255cm" svg:y2="4.81cm" draw:start-shape="id1" draw:start-glue-point="2" draw:end-shape="id3" draw:end-glue-point="3" svg:d="m7985 2905v1905h1270">
          <text:p/>
        </draw:connector>
        <draw:connector draw:style-name="gr3" draw:text-style-name="P2" draw:layer="layout" svg:x1="7.985cm" svg:y1="2.905cm" svg:x2="6.715cm" svg:y2="4.81cm" draw:start-shape="id1" draw:start-glue-point="2" draw:end-shape="id4" draw:end-glue-point="1" svg:d="m7985 2905v1905h-127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8$Build-9364</meta:generator>
    <meta:creation-date>2011-06-09T11:01:52</meta:creation-date>
    <dc:date>2011-06-09T11:18:03</dc:date>
    <meta:editing-cycles>3</meta:editing-cycles>
    <meta:editing-duration>PT16M12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